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24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1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14" office:value-type="string" calcext:value-type="string">
            <text:p>ALIVE Inc.</text:p>
          </table:table-cell>
          <table:table-cell table:style-name="ce14" office:value-type="string" calcext:value-type="string">
            <text:p>TBA</text:p>
          </table:table-cell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  <table:table-cell table:style-name="ce37" office:value-type="string" calcext:value-type="string">
            <text:p>회사명: ALIVE Inc.</text:p>
            <text:p>대표자명: 김기명</text:p>
            <text:p>회사 주소지: 경기도 수원시 영통구 광교중앙로 170 301호 얼라이브 게임 스튜디오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93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24:list.L24">
            <calcext:condition calcext:apply-style-name="Accent" calcext:value="=b" calcext:base-cell-address="list.L24"/>
          </calcext:conditional-format>
          <calcext:conditional-format calcext:target-range-address="list.B3:list.B170">
            <calcext:condition calcext:apply-style-name="Error" calcext:value="duplicate" calcext:base-cell-address="list.B3"/>
          </calcext:conditional-format>
          <calcext:conditional-format calcext:target-range-address="list.C3:list.C170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49:list.C150" table:on-update-keep-styles="true" table:on-update-keep-size="false"/>
        <table:database-range table:name="__Anonymous_Sheet_DB__0" table:target-range-address="list.B2:list.H17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 style:data-style-name="N2" text:time-value="11:10:42.13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15T11:10:59.199000000</dc:date>
    <meta:editing-duration>P1DT11H54M43S</meta:editing-duration>
    <meta:editing-cycles>513</meta:editing-cycles>
    <meta:document-statistic meta:table-count="1" meta:cell-count="130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